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648" calcext:value-type="float">
            <text:p>82.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924" calcext:value-type="float">
            <text:p>81.5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8088" calcext:value-type="float">
            <text:p>82.2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544" calcext:value-type="float">
            <text:p>81.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616" calcext:value-type="float">
            <text:p>79.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024" calcext:value-type="float">
            <text:p>74.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201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1272" calcext:value-type="float">
            <text:p>80.2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201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7272" calcext:value-type="float">
            <text:p>78.7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74" calcext:value-type="float">
            <text:p>78.2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036" calcext:value-type="float">
            <text:p>79.0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3248" calcext:value-type="float">
            <text:p>77.8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201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3384" calcext:value-type="float">
            <text:p>75.8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7248" calcext:value-type="float">
            <text:p>75.5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84" calcext:value-type="float">
            <text:p>74.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200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36" calcext:value-type="float">
            <text:p>74.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38256" calcext:value-type="float">
            <text:p>74.4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200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928" calcext:value-type="float">
            <text:p>74.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200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352" calcext:value-type="float">
            <text:p>77.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200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1432" calcext:value-type="float">
            <text:p>73.9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200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4096" calcext:value-type="float">
            <text:p>75.4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200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2104" calcext:value-type="float">
            <text:p>77.0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200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744" calcext:value-type="float">
            <text:p>78.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199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424" calcext:value-type="float">
            <text:p>75.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1997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8552" calcext:value-type="float">
            <text:p>73.7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199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9152" calcext:value-type="float">
            <text:p>70.9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199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9008" calcext:value-type="float">
            <text:p>70.5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199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544" calcext:value-type="float">
            <text:p>70.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198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9504" calcext:value-type="float">
            <text:p>67.6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198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94" calcext:value-type="float">
            <text:p>67.5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198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604" calcext:value-type="float">
            <text:p>67.3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198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7648" calcext:value-type="float">
            <text:p>67.2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198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7568" calcext:value-type="float">
            <text:p>66.6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198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2848" calcext:value-type="float">
            <text:p>66.9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8776" calcext:value-type="float">
            <text:p>67.1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198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5464" calcext:value-type="float">
            <text:p>65.8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198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7424" calcext:value-type="float">
            <text:p>66.2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197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5168" calcext:value-type="float">
            <text:p>66.4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197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0096" calcext:value-type="float">
            <text:p>66.3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197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8536" calcext:value-type="float">
            <text:p>65.2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197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5896" calcext:value-type="float">
            <text:p>63.1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197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292" calcext:value-type="float">
            <text:p>61.4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197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197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0096" calcext:value-type="float">
            <text:p>58.6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197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532" calcext:value-type="float">
            <text:p>57.8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196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62" calcext:value-type="float">
            <text:p>57.2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196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3048" calcext:value-type="float">
            <text:p>57.1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5" calcext:value-type="float">
            <text:p>55.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196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196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7704" calcext:value-type="float">
            <text:p>53.2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196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9904" calcext:value-type="float">
            <text:p>51.8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196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196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8304" calcext:value-type="float">
            <text:p>50.4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196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3504" calcext:value-type="float">
            <text:p>50.1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196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196" calcext:value-type="float">
            <text:p>49.9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195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52" calcext:value-type="float">
            <text:p>49.8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195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102</text:p>
          </table:table-cell>
          <table:table-cell office:value-type="string" calcext:value-type="string">
            <text:p>TWDB:0604102</text:p>
          </table:table-cell>
          <table:table-cell office:value-type="string" calcext:value-type="string">
            <text:p>195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9416" calcext:value-type="float">
            <text:p>49.4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0" meta:object-count="0"/>
    <meta:user-defined meta:name="AppVersion">3.0</meta:user-defined>
  </office:meta>
</office:document-meta>
</file>